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rsid="000cf989" officeooo:paragraph-rsid="000fe73a"/>
    </style:style>
    <style:style style:name="P5" style:family="paragraph" style:parent-style-name="Table_20_Contents">
      <style:text-properties officeooo:rsid="000da963" officeooo:paragraph-rsid="000da963"/>
    </style:style>
    <style:style style:name="P6" style:family="paragraph" style:parent-style-name="Table_20_Contents">
      <style:text-properties officeooo:paragraph-rsid="000fd3c5"/>
    </style:style>
    <style:style style:name="P7" style:family="paragraph" style:parent-style-name="Table_20_Contents">
      <style:text-properties officeooo:rsid="000cf989" officeooo:paragraph-rsid="000cf989"/>
    </style:style>
    <style:style style:name="P8" style:family="paragraph" style:parent-style-name="Table_20_Contents">
      <style:text-properties officeooo:rsid="000cf989" officeooo:paragraph-rsid="000fe73a"/>
    </style:style>
    <style:style style:name="P9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attore" style:list-style-name="Numerazione_20_UC">
      <style:text-properties officeooo:rsid="000cf989" officeooo:paragraph-rsid="000fe73a"/>
    </style:style>
    <style:style style:name="P12" style:family="paragraph" style:parent-style-name="Azione_20_attore">
      <style:text-properties officeooo:rsid="000cf989" officeooo:paragraph-rsid="000fe73a"/>
    </style:style>
    <style:style style:name="P13" style:family="paragraph" style:parent-style-name="Standard" style:list-style-name="L1">
      <style:text-properties officeooo:rsid="000e27c0" officeooo:paragraph-rsid="000fd3c5"/>
    </style:style>
    <style:style style:name="T1" style:family="text">
      <style:text-properties officeooo:rsid="000f2ffc"/>
    </style:style>
    <style:style style:name="T2" style:family="text">
      <style:text-properties officeooo:rsid="000fd3c5"/>
    </style:style>
    <style:style style:name="T3" style:family="text">
      <style:text-properties officeooo:rsid="000ad213"/>
    </style:style>
    <style:style style:name="T4" style:family="text">
      <style:text-properties officeooo:rsid="0012f53f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fo:font-weight="normal" officeooo:rsid="000fe73a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officeooo:rsid="000db710"/>
    </style:style>
    <style:style style:name="T10" style:family="text">
      <style:text-properties officeooo:rsid="000fe73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elegato Questionari modifica un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90856" text:style-name="Numerazione_20_UC">
              <text:list-item text:start-value="1">
                <text:p text:style-name="P11"><text:span text:style-name="T4">L'utente </text:span><text:span text:style-name="T9"><text:s/>accede alla sezione Questionari </text:span><text:span text:style-name="T4">(</text:span><text:span text:style-name="T5">include</text:span><text:span text:style-name="T7"> Visualizza Questionari </text:span><text:span text:style-name="T5">)</text:span></text:p>
              </text:list-item>
              <text:list-item>
                <text:p text:style-name="P4">Il sistema genera la pagina richiesta <text:span text:style-name="T4">dall'utente</text:span></text:p>
              </text:list-item>
              <text:list-item>
                <text:p text:style-name="P11"><text:span text:style-name="T10">L'utente ricerca il questionario da modificare (include </text:span><text:span text:style-name="T8">Ricerca Questionario </text:span><text:span text:style-name="T6">)</text:span></text:p>
              </text:list-item>
              <text:list-item>
                <text:p text:style-name="P4"><text:span text:style-name="T10">Il sistema mostra i risultati della ricerca</text:span></text:p>
              </text:list-item>
              <text:list-item>
                <text:p text:style-name="P12"><text:span text:style-name="T10">L'utente modifica il questionario e lo salva</text:span></text:p>
              </text:list-item>
              <text:list-item>
                <text:p text:style-name="P4"><text:span text:style-name="T10">Il sistema memorizza il questionario con le modifiche apportate</text:span>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0">Il sistema mostra all'utente un messaggio di successo dell'operazione e mostra all'utente il questionario modificato (</text:span><text:span text:style-name="T8">include Visualizza Dettagli Questionario </text:span><text:span text:style-name="T6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1"/></text:p>
            <text:list xml:id="list31609827" text:style-name="L1">
              <text:list-item>
                <text:p text:style-name="P13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2">N/D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6</meta:editing-cycles>
    <meta:generator>LibreOffice/3.6$Windows_x86 LibreOffice_project/da8c1e6-fd468f4-454e206-f42a4a9-143cfd</meta:generator>
    <dc:date>2012-10-19T11:58:28.72</dc:date>
    <meta:document-statistic meta:table-count="1" meta:image-count="0" meta:object-count="0" meta:page-count="1" meta:paragraph-count="20" meta:word-count="131" meta:character-count="906" meta:non-whitespace-character-count="801"/>
  </office:meta>
</office:document-meta>
</file>